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)" office:value-type="float" office:value="136000">
            <text:p>136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)" office:value-type="float" office:value="116200">
            <text:p>11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19800">
            <text:p>19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3300">
            <text:p>33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office:value-type="float" office:value="17200">
            <text:p>1720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7.21485411141">
            <text:p>1797.2148541114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7.21485411141">
            <text:p>1797.2148541114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F90])" office:value-type="float" office:value="324.137931034483">
            <text:p>324.137931034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6.44562334218">
            <text:p>1466.445623342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])" office:value-type="float" office:value="350">
            <text:p>35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7.21485411141">
            <text:p>1797.2148541114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table:number-columns-repeated="2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47.21485411141">
            <text:p>1447.2148541114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415.384615384615">
            <text:p>415.3846153846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Default"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Default"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Default"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Default"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Default"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7.21485411141">
            <text:p>1797.2148541114</text:p>
          </table:table-cell>
          <table:table-cell table:style-name="Default"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6" office:value-type="float" office:value="376.923076923077">
            <text:p>376.9230769231</text:p>
          </table:table-cell>
          <table:table-cell table:formula="of:=[.D59]/26" office:value-type="float" office:value="415.384615384615">
            <text:p>415.3846153846</text:p>
          </table:table-cell>
          <table:table-cell table:formula="of:=[.E59]/26" office:value-type="float" office:value="350">
            <text:p>350</text:p>
          </table:table-cell>
          <table:table-cell table:formula="of:=[.F59]/29" office:value-type="float" office:value="324.137931034483">
            <text:p>324.1379310345</text:p>
          </table:table-cell>
          <table:table-cell/>
          <table:table-cell table:style-name="ce2" table:formula="of:=SUM([.H59:.H83])" office:value-type="float" office:value="38150.2652519894">
            <text:p>38150.2652519894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5/20/2016</text:date>, <text:time>10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0T10:54:27</dc:date>
    <meta:editing-duration>P7DT3H26M24S</meta:editing-duration>
    <meta:editing-cycles>2464</meta:editing-cycles>
    <meta:generator>OpenOffice/4.1.1$Unix OpenOffice.org_project/411m6$Build-9775</meta:generator>
    <dc:creator>Hasmik Dabaghyan</dc:creator>
    <meta:document-statistic meta:table-count="14" meta:cell-count="6040" meta:object-count="0"/>
  </office:meta>
</office:document-meta>
</file>